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8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9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0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91571" officeooo:paragraph-rsid="00191571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4d369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b34d2" style:font-size-asian="10pt" style:font-size-complex="10pt"/>
    </style:style>
    <style:style style:name="T13" style:family="text">
      <style:text-properties fo:font-size="10pt" officeooo:rsid="000c8245" style:font-size-asian="10pt" style:font-size-complex="10pt"/>
    </style:style>
    <style:style style:name="T14" style:family="text">
      <style:text-properties fo:font-size="10pt" officeooo:rsid="0013f315" style:font-size-asian="10pt" style:font-size-complex="10pt"/>
    </style:style>
    <style:style style:name="T15" style:family="text">
      <style:text-properties officeooo:rsid="000b34d2"/>
    </style:style>
    <style:style style:name="T16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8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19" style:family="text">
      <style:text-properties style:font-name="Liberation Sans" fo:font-size="14pt" officeooo:rsid="0014d369" style:font-name-asian="Microsoft YaHei" style:font-size-asian="14pt" style:font-name-complex="Arial" style:font-size-complex="14pt"/>
    </style:style>
    <style:style style:name="T20" style:family="text">
      <style:text-properties officeooo:rsid="000b3e23"/>
    </style:style>
    <style:style style:name="T21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istema de </text:span><text:span text:style-name="T10">Gerenciamento de Teatro</text:span><text:line-break/>Caso de Uso: <text:span text:style-name="T19">Visualizar</text:span><text:span text:style-name="T18"> peça, sessão ou sala</text:span></text:p>
      <text:list xml:id="list2677677885" text:style-name="WWNum1a">
        <text:list-item>
          <text:p text:style-name="P11">Descrição</text:p>
        </text:list-item>
      </text:list>
      <text:p text:style-name="P3"><text:span text:style-name="T11">Este serviço descreve como é feita </text:span><text:span text:style-name="T4">a </text:span><text:span text:style-name="T5">visualização</text:span><text:span text:style-name="T4"> de peça, sessões e salas</text:span><text:span text:style-name="T3">.</text:span></text:p>
      <text:list xml:id="list150010591794484" text:continue-numbering="true" text:style-name="WWNum1a">
        <text:list-item>
          <text:p text:style-name="P11">Descrição do Ator</text:p>
          <text:list>
            <text:list-item>
              <text:p text:style-name="P12">Participante</text:p>
            </text:list-item>
          </text:list>
        </text:list-item>
        <text:list-item>
          <text:p text:style-name="P11">Pré-requisito</text:p>
        </text:list-item>
      </text:list>
      <text:p text:style-name="P5"><text:span text:style-name="T11">1. </text:span><text:span text:style-name="T5">Usuário autenticado.</text:span></text:p>
      <text:list xml:id="list150009272204854" text:continue-numbering="true" text:style-name="WWNum1a">
        <text:list-item>
          <text:p text:style-name="P11">Fluxo básico de eventos</text:p>
        </text:list-item>
      </text:list>
      <text:list xml:id="list949708242" text:style-name="WWNum2a">
        <text:list-item>
          <text:p text:style-name="P14"><text:span text:style-name="T13">O </text:span><text:span text:style-name="T5">participante</text:span><text:span text:style-name="T13"> faz a escolha </text:span><text:span text:style-name="T14">de uma peça, sessão ou sala</text:span><text:span text:style-name="T13">.</text:span></text:p>
        </text:list-item>
        <text:list-item>
          <text:p text:style-name="P14"><text:span text:style-name="T13">Será mostrada uma tela </text:span><text:span text:style-name="T4">exibindo informações do objeto escolhido</text:span><text:span text:style-name="T11">.</text:span></text:p>
        </text:list-item>
        <text:list-item>
          <text:p text:style-name="P15"><text:span text:style-name="T4">Apos ver as informações o </text:span><text:span text:style-name="T5">participante</text:span><text:span text:style-name="T4"> será redirecionado para a tela inicial</text:span><text:span text:style-name="T11">.</text:span></text:p>
        </text:list-item>
      </text:list>
      <text:list xml:id="list150010366915245" text:continue-list="list150009272204854" text:style-name="WWNum1a">
        <text:list-item>
          <text:p text:style-name="P11">Fluxos alternativos</text:p>
        </text:list-item>
      </text:list>
      <text:p text:style-name="P1"><text:span text:style-name="T15">5.1 </text:span><text:span text:style-name="T18">Peça, sessão ou sala</text:span><text:span text:style-name="T17"> não encontrad</text:span><text:span text:style-name="T18">a</text:span><text:span text:style-name="T17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2"><text:tab/>1. </text:span><text:span text:style-name="T11">O sistema informa ao </text:span><text:span text:style-name="T13">participante</text:span><text:span text:style-name="T2">.</text:span><text:bookmark-start text:name="_heading=h.e9sl33f212yp"/><text:span text:style-name="T11"> </text:span></text:p>
      <text:list xml:id="list150009739875874" text:continue-numbering="true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19">Visualização</text:span><text:span text:style-name="T17"> feita com sucesso</text:span><text:span text:style-name="T20">. </text:span></text:p>
            </text:list-item>
          </text:list>
        </text:list-item>
      </text:list>
      <text:p text:style-name="P7"><text:span text:style-name="T6">O </text:span><text:span text:style-name="T9">participante</text:span><text:span text:style-name="T8"> </text:span><text:span text:style-name="T6">conseguiu </text:span><text:span text:style-name="T7">ver as informações do objeto e foi redirecionado para a tela inicial</text:span><text:span text:style-name="T6">.</text:span><text:bookmark-start text:name="_heading=h.3ybgif14tkxo"/></text:p>
      <text:list xml:id="list150009030224909" text:continue-numbering="true" text:style-name="WWNum1a">
        <text:list-item>
          <text:list>
            <text:list-item>
              <text:p text:style-name="P13">Falha <text:span text:style-name="T16">na </text:span><text:span text:style-name="T19">visualização</text:span><text:bookmark-start text:name="_heading=h.i3hgy9e01tu0"/></text:p>
            </text:list-item>
          </text:list>
        </text:list-item>
      </text:list>
      <text:p text:style-name="P6">O <text:span text:style-name="T9">participante</text:span><text:span text:style-name="T21"> não conseguiu </text:span><text:span text:style-name="T7">ver as informações do objeto e</text:span><text:span text:style-name="T21"> foi redirecionado para a tela inicial.</text:span></text:p>
      <text:list xml:id="list150009257491992" text:continue-numbering="true" text:style-name="WWNum1a">
        <text:list-item>
          <text:p text:style-name="P11">Requisitos especiais</text:p>
        </text:list-item>
      </text:list>
      <text:p text:style-name="P10">Não se aplica.</text:p>
      <text:p text:style-name="P2"/>
      <text:p text:style-name="P9"><text:bookmark-end text:name="_heading=h.i3hgy9e01tu0"/><text:bookmark-end text:name="_heading=h.3ybgif14tkxo"/><text:bookmark-end text:name="_heading=h.e9sl33f212yp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2M44S</meta:editing-duration>
    <meta:editing-cycles>13</meta:editing-cycles>
    <meta:generator>LibreOffice/7.1.5.2$Windows_X86_64 LibreOffice_project/85f04e9f809797b8199d13c421bd8a2b025d52b5</meta:generator>
    <dc:date>2021-10-18T15:00:08.618000000</dc:date>
    <meta:document-statistic meta:table-count="0" meta:image-count="0" meta:object-count="0" meta:page-count="1" meta:paragraph-count="24" meta:word-count="166" meta:character-count="980" meta:non-whitespace-character-count="850"/>
  </office:meta>
</office:document-meta>
</file>